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size="15pt" fo:font-weight="normal" style:font-size-asian="15pt" style:font-weight-asian="normal" style:font-size-complex="15pt" style:font-weight-complex="normal"/>
    </style:style>
    <style:style style:name="P3" style:family="paragraph" style:parent-style-name="Standard">
      <style:text-properties style:font-name="Arial1" fo:font-size="12pt" fo:font-weight="bold" style:font-size-asian="12pt" style:font-weight-asian="bold" style:font-name-complex="Arial3" style:font-size-complex="12pt"/>
    </style:style>
    <style:style style:name="P4" style:family="paragraph" style:parent-style-name="Standard">
      <style:text-properties style:font-name="Arial1" fo:font-size="12pt" fo:font-weight="normal" style:font-size-asian="12pt" style:font-weight-asian="normal" style:font-name-complex="Arial3" style:font-size-complex="12pt" style:font-weight-complex="normal"/>
    </style:style>
    <style:style style:name="P5" style:family="paragraph" style:parent-style-name="Standard">
      <style:text-properties style:font-name="Arial1" fo:font-size="12pt" style:font-size-asian="12pt" style:font-name-complex="Arial3" style:font-size-complex="12pt"/>
    </style:style>
    <style:style style:name="P6" style:family="paragraph" style:parent-style-name="Normal_20__28_Web_29_">
      <style:text-properties style:font-name="Arial1" style:letter-kerning="true" style:font-name-complex="Arial3"/>
    </style:style>
    <style:style style:name="P7" style:family="paragraph" style:parent-style-name="List_20_Paragraph">
      <style:text-properties style:font-name="Arial1" fo:font-size="12pt" fo:font-style="italic" style:font-size-asian="12pt" style:font-style-asian="italic" style:font-name-complex="Arial3" style:font-size-complex="12pt"/>
    </style:style>
    <style:style style:name="P8" style:family="paragraph" style:parent-style-name="List_20_Paragraph">
      <style:text-properties style:font-name="Arial1" fo:font-size="12pt" style:font-size-asian="12pt" style:font-name-complex="Arial3" style:font-size-complex="12pt"/>
    </style:style>
    <style:style style:name="P9" style:family="paragraph" style:parent-style-name="Standard" style:master-page-name="Standard">
      <style:paragraph-properties style:page-number="auto"/>
      <style:text-properties style:font-name="Arial1" fo:font-size="12pt" fo:font-weight="bold" style:font-size-asian="12pt" style:font-weight-asian="bold" style:font-name-complex="Arial3" style:font-size-complex="12pt"/>
    </style:style>
    <style:style style:name="P10" style:family="paragraph" style:parent-style-name="Standard">
      <style:paragraph-properties fo:margin-top="0.049cm" fo:margin-bottom="0.176cm" fo:line-height="100%" fo:orphans="2" fo:widows="2" fo:hyphenation-ladder-count="no-limit"/>
      <style:text-properties fo:hyphenate="true" fo:hyphenation-remain-char-count="2" fo:hyphenation-push-char-count="2"/>
    </style:style>
    <style:style style:name="P11" style:family="paragraph" style:parent-style-name="Standard">
      <style:paragraph-properties fo:margin-top="0.049cm" fo:margin-bottom="0.176cm" fo:line-height="100%" fo:orphans="2" fo:widows="2" fo:hyphenation-ladder-count="no-limit"/>
      <style:text-properties fo:color="#000000" fo:hyphenate="true" fo:hyphenation-remain-char-count="2" fo:hyphenation-push-char-count="2"/>
    </style:style>
    <style:style style:name="P12" style:family="paragraph" style:parent-style-name="List_20_Paragraph" style:list-style-name="WWNum4">
      <style:text-properties style:font-name="Arial1" fo:font-size="12pt" fo:font-weight="bold" style:font-size-asian="12pt" style:font-weight-asian="bold" style:font-name-complex="Arial3" style:font-size-complex="12pt"/>
    </style:style>
    <style:style style:name="P13" style:family="paragraph" style:parent-style-name="List_20_Paragraph" style:list-style-name="WWNum5">
      <style:text-properties style:font-name="Arial1" fo:font-size="12pt" style:font-size-asian="12pt" style:font-name-complex="Arial3" style:font-size-complex="12pt"/>
    </style:style>
    <style:style style:name="P14" style:family="paragraph" style:parent-style-name="List_20_Paragraph" style:list-style-name="WWNum6">
      <style:text-properties style:font-name="Arial1" fo:font-size="12pt" style:font-size-asian="12pt" style:font-name-complex="Arial3" style:font-size-complex="12pt"/>
    </style:style>
    <style:style style:name="P15" style:family="paragraph" style:parent-style-name="List_20_Paragraph" style:list-style-name="WWNum2">
      <style:text-properties style:font-name="Arial1" fo:font-size="12pt" style:font-size-asian="12pt" style:font-name-complex="Arial3" style:font-size-complex="12pt"/>
    </style:style>
    <style:style style:name="P16" style:family="paragraph" style:parent-style-name="List_20_Paragraph" style:list-style-name="WWNum7">
      <style:text-properties style:font-name="Arial1" fo:font-size="12pt" style:font-size-asian="12pt" style:font-name-complex="Arial3" style:font-size-complex="12pt"/>
    </style:style>
    <style:style style:name="T1" style:family="text">
      <style:text-properties style:font-name="Arial1" fo:font-size="12pt" style:letter-kerning="true" style:font-name-asian="Times New Roman1" style:font-size-asian="12pt" style:language-asian="fr" style:country-asian="FR" style:font-name-complex="Arial3" style:font-size-complex="12pt"/>
    </style:style>
    <style:style style:name="T2" style:family="text">
      <style:text-properties style:font-name="Arial1" style:letter-kerning="true" style:font-name-complex="Arial3"/>
    </style:style>
    <style:style style:name="T3" style:family="text">
      <style:text-properties fo:font-weight="bold" style:font-weight-asian="bold" style:font-weight-complex="bold"/>
    </style:style>
    <style:style style:name="T4" style:family="text">
      <style:text-properties fo:color="#ff0000" style:font-name="Arial1" style:font-name-complex="Arial3"/>
    </style:style>
    <style:style style:name="T5" style:family="text">
      <style:text-properties fo:color="#ff0000" style:font-name="Arial1" style:letter-kerning="true" style:font-name-complex="Arial3"/>
    </style:style>
    <style:style style:name="T6" style:family="text">
      <style:text-properties fo:color="#ff0000" style:font-name="Arial1" fo:font-size="12pt" style:letter-kerning="true" style:font-name-asian="Times New Roman1" style:font-size-asian="12pt" style:language-asian="fr" style:country-asian="FR" style:font-name-complex="Arial3" style:font-size-complex="12pt"/>
    </style:style>
    <style:style style:name="T7" style:family="text">
      <style:text-properties fo:color="#000000" style:font-name="Arial1" style:font-name-complex="Arial3"/>
    </style:style>
    <style:style style:name="T8" style:family="text">
      <style:text-properties fo:color="#000000" style:font-name="Arial1" style:letter-kerning="true" style:font-name-complex="Arial3"/>
    </style:style>
    <style:style style:name="T9" style:family="text">
      <style:text-properties fo:color="#0000ff" style:font-name="Arial1" style:text-underline-style="solid" style:text-underline-width="auto" style:text-underline-color="font-color" style:letter-kerning="true" style:font-name-complex="Arial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 c</text:p>
      <text:p text:style-name="P3">http://www.cairn.info/revue-quaderni-2011-3-page-111.htm</text:p>
      <text:p text:style-name="P3">Presentation :</text:p>
      <text:p text:style-name="P4">Dans ce cours, nous vous expliquerons la différence et les similitudes entre opensource et logiciels libres. </text:p>
      <text:p text:style-name="P4">Exemples de logiciels opensource : </text:p>
      <text:p text:style-name="P4">OpenOffice<text:line-break/>Apache <text:line-break/>MySQL </text:p>
      <text:list xml:id="list3455070207409360989" text:style-name="WWNum4">
        <text:list-item>
          <text:p text:style-name="P12">Combat entre open source/logiciel libre</text:p>
        </text:list-item>
      </text:list>
      <text:p text:style-name="P7"/>
      <text:p text:style-name="Normal_20__28_Web_29_"><text:span text:style-name="T7">Au début, logiciel libre et opensource font parti du même groupe</text:span></text:p>
      <text:p text:style-name="Normal_20__28_Web_29_"><text:span text:style-name="T7"><text:s/></text:span><text:span text:style-name="T2">En 1998, quelques personnes de la communauté du logiciel libre ont commencé à utiliser le terme « </text:span><text:a xlink:type="simple" xlink:href="http://www.opensource.org/"><text:span text:style-name="T9">open source</text:span></text:a><text:span text:style-name="T2"> » (logiciel ouvert) au lieu de « </text:span><text:a xlink:type="simple" xlink:href="http://www.gnu.org/philosophy/free-sw.html"><text:span text:style-name="T9">logiciel libre</text:span></text:a><text:span text:style-name="T2"> ». </text:span><text:span text:style-name="T5">Les bonhommes ne sont plus habillés pareil : t shirt logiciel libre/open source.</text:span><text:span text:style-name="T2"> </text:span></text:p>
      <text:p text:style-name="Normal_20__28_Web_29_"><text:span text:style-name="T2">On associa rapidement « open source » à une approche, à une philosophie, à des valeurs, et même à des critères d'acceptabilité des licences, différents. Le mouvement du logiciel libre et l'open source sont aujourd'hui des </text:span><text:a xlink:type="simple" xlink:href="#relationship"><text:span text:style-name="T9">mouvements séparés</text:span></text:a><text:span text:style-name="T2">, avec des idées et des objectifs différents, bien que nous puissions travailler ensemble et que nous le fassions sur quelques projets concrets. </text:span></text:p>
      <text:p text:style-name="Normal_20__28_Web_29_"><text:span text:style-name="T5">On se tourne le dos. </text:span></text:p>
      <text:p text:style-name="Normal_20__28_Web_29_"><text:span text:style-name="T8">Ils ne sont pas ennemis, mais se sont en quelque sorte tournés le dos.</text:span></text:p>
      <text:p text:style-name="P10"><text:span text:style-name="T1">La différence fondamentale entre les deux mouvements se situe dans leurs valeurs, leurs façons de voir le monde. Pour le mouvement open source, la question de savoir si un logiciel devrait être open source est une question pratique, non éthique. </text:span></text:p>
      <text:p text:style-name="P10"><text:span text:style-name="T1">Pour le mouvement open source, un logiciel non libre est une solution sous-optimale. Pour le mouvement du logiciel libre, le logiciel non libre est un problème social et le logiciel libre en est la solution.</text:span><text:span text:style-name="T6"> </text:span></text:p>
      <text:p text:style-name="P11"><text:span text:style-name="T1">Richard Stallmann nous dis que « le mouvement open source est une méthodologie de développement ; le mouvement du logiciel libre, un mouvement social »</text:span></text:p>
      <text:p text:style-name="P10"><text:span text:style-name="T6">Un bonhomme peace avec affiche « liberte egalite fraternité »</text:span></text:p>
      <text:p text:style-name="P6"/>
      <text:p text:style-name="P5">Comme nous vous l’avons expliquer dans le module 1, le logiciel libre a une philosophie bien spécifique en rapport a son éthique. Voici donc les caractéristiques de l’open source :</text:p>
      <text:list xml:id="list8961066065911990926" text:style-name="WWNum5">
        <text:list-item>
          <text:p text:style-name="P13">Définition du code source que nous pouvons trouver sur opensource.org :</text:p>
        </text:list-item>
      </text:list>
      <text:list xml:id="list4953212236800983284" text:style-name="WWNum6">
        <text:list-item>
          <text:p text:style-name="P14">Redistribution libre et gratuite</text:p>
        </text:list-item>
      </text:list>
      <text:list xml:id="list1614329475442587898" text:style-name="WWNum2">
        <text:list-item>
          <text:p text:style-name="P15"><text:soft-page-break/>Accessibilité au code source</text:p>
        </text:list-item>
        <text:list-item>
          <text:p text:style-name="P15">Autorisation des travaux dérivés ainsi qu’à la redistribution sous les mêmes termes de la licence du logiciel original</text:p>
        </text:list-item>
        <text:list-item>
          <text:p text:style-name="P15">Intégrité du code source de l’auteur : la licence doit autoriser explicitement la distribution de logiciels créés à partir du code source modifié</text:p>
        </text:list-item>
        <text:list-item>
          <text:p text:style-name="P15">Aucune discrimination de personne ou groupe de personnes</text:p>
        </text:list-item>
        <text:list-item>
          <text:p text:style-name="P15">Aucune discrimination de champs d’action (il n'est pas limité a une entreprise par exemple)</text:p>
        </text:list-item>
        <text:list-item>
          <text:p text:style-name="P15">Distribution de licence : les droits de la licences sont appliqués a tous les utilisateurs.</text:p>
        </text:list-item>
        <text:list-item>
          <text:p text:style-name="P15">La licence ne doit pas être spécifique à un produit</text:p>
        </text:list-item>
        <text:list-item>
          <text:p text:style-name="P15">La licence ne doit pas restreindre d’autres logiciels</text:p>
        </text:list-item>
        <text:list-item>
          <text:p text:style-name="P15">La licence doit être technologiquement neutre</text:p>
        </text:list-item>
      </text:list>
      <text:list xml:id="list8296644209616147847" text:style-name="WWNum7">
        <text:list-item>
          <text:p text:style-name="P16">L’Open source met alors en avant un logiciel que l’on peut utiliser librement, qui peut être modifié et partager. Ces logiciels doivent être conformes à la définition cité au-dessus. Elle est également définit comme une initiative à but non lucratif mondiale qui soutient et favorise le mouvement open source, tout comme le logiciel libre.</text:p>
        </text:list-item>
      </text:list>
      <text:p text:style-name="P8">Il est cependant important de différencier le logiciel libre de l’Open Source puisque même s’ils possèdent beaucoup de points communs, ils s’opposent quant à leur philosophie.</text:p>
      <text:p text:style-name="Standard"/>
      <text:p text:style-name="P1">QUIZZ</text:p>
      <text:p text:style-name="P1">La principale différence entre logiciel libre et opensource est :</text:p>
      <text:p text:style-name="P2">fonctionnelle<text:line-break/><text:span text:style-name="T3">éthique</text:span><text:line-break/>Le prix</text:p>
      <text:p text:style-name="P1">Les logiciels libres sont-ils forcément opensource :</text:p>
      <text:p text:style-name="P2"><text:span text:style-name="T3">oui</text:span><text:line-break/>non</text:p>
      <text:p text:style-name="P2"><text:soft-page-break/></text:p>
      <text:p text:style-name="P2"/>
      <text:p text:style-name="P1">les logiciels opensource sont-ils forcément libres ? </text:p>
      <text:p text:style-name="P2">Oui <text:line-break/><text:span text:style-name="T3">Non</text:span></text:p>
      <text:p text:style-name="P1"/>
      <text:p text:style-name="P1">un logiciel open source doit être....</text:p>
      <text:p text:style-name="P1">redistribué librement et gratuitement </text:p>
      <text:p text:style-name="P2">gratuit</text:p>
      <text:p text:style-name="P2">contrôlé avant redistribution</text:p>
      <text:p text:style-name="P2"/>
      <text:p text:style-name="P1">question de discutions : Avec quoi pouvez vous comparer la différence opensource / logiciels libr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style:use-window-font-color="true" style:font-name="Calibri" style:letter-kerning="true" style:font-name-asian="SimSun" style:font-name-complex="Calibri1"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Normal_20__28_Web_29_" style:display-name="Normal (Web)" style:family="paragraph" style:parent-style-name="Standard" style:default-outline-level="">
      <style:paragraph-properties fo:margin-top="0.049cm" fo:margin-bottom="0.176cm" fo:line-height="100%"/>
      <style:text-properties style:font-name="Times New Roman" fo:font-size="12pt" style:font-name-asian="Times New Roman1" style:font-size-asian="12pt" style:language-asian="fr" style:country-asian="FR" style:font-name-complex="Times New Roman1" style:font-size-complex="12pt"/>
    </style:style>
    <style:style style:name="Default_20_Paragraph_20_Font" style:display-name="Default Paragraph Font" style:family="text"/>
    <style:style style:name="ListLabel_20_1" style:display-name="ListLabel 1" style:family="text">
      <style:text-properties fo:font-size="12pt" style:font-size-asian="12pt" style:font-name-complex="Calibri1"/>
    </style:style>
    <style:style style:name="ListLabel_20_2" style:display-name="ListLabel 2" style:family="text">
      <style:text-properties style:font-name-complex="Courier New1"/>
    </style:style>
    <style:style style:name="ListLabel_20_3" style:display-name="ListLabel 3" style:family="text">
      <style:text-properties style:font-name-complex="Calibr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jorie Cormenier</meta:initial-creator>
    <meta:editing-cycles>4</meta:editing-cycles>
    <meta:creation-date>2014-04-28T14:13:00</meta:creation-date>
    <dc:date>2014-04-30T10:37:24.51</dc:date>
    <meta:editing-duration>PT1H8M51S</meta:editing-duration>
    <meta:generator>OpenOffice/4.0.1$Win32 OpenOffice.org_project/401m5$Build-9714</meta:generator>
    <meta:document-statistic meta:table-count="0" meta:image-count="0" meta:object-count="0" meta:page-count="3" meta:paragraph-count="42" meta:word-count="583" meta:character-count="366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